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8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8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8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8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8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8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8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8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8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8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8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8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8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8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8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8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8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8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8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8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8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8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8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8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8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8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8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8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8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8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8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8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8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8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8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8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8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8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8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8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8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8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8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8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8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8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8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8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8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8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8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8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8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8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8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8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8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8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8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8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8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8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8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8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8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8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8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8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8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8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8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8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8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8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8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8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8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8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8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8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8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8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8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8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8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8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8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8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8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8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8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8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8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8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8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8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8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8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8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8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8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8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8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8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8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8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8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8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8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8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8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8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8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8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8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8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8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8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8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8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8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8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8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8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8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8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8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8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8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8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8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8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8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8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8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8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8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8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8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8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8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8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8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8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8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8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8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8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8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8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8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8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8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8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8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8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8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8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8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8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8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8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8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8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8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8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8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8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8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8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8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8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8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8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8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8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8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8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8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8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8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8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8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8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8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8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8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8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8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8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8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8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8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8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8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8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8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8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8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8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8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8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8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8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8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8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8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8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8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8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8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8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8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8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8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8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8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8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8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8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8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8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8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8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8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8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8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8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8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8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8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8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8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8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8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8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8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8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8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8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8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8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8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8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8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8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8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8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8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4">
            <calcext:condition calcext:apply-style-name="Error" calcext:value="duplicate" calcext:base-cell-address="list.B3"/>
          </calcext:conditional-format>
          <calcext:conditional-format calcext:target-range-address="list.C3:list.C29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8" office:value-type="string" calcext:value-type="string">
            <text:p>개발사 이름</text:p>
          </table:table-cell>
          <table:table-cell table:style-name="ce179" office:value-type="string" calcext:value-type="string">
            <text:p>개발사 이름( 한글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Social Media 3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/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4"/>
        </table:table-row>
        <table:table-row table:style-name="ro12">
          <table:table-cell table:style-name="ce159" office:value-type="string" calcext:value-type="string">
            <text:p>CIRCLEfromDOT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  <table:table-cell table:style-name="ce180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6">프로젝트 총괄: </text:span>염정규                     <text:span text:style-name="T6">프로그래머 : </text:span>이경훈</text:p>
            <text:p><text:span text:style-name="T6">아트 : </text:span>장자혜                                  <text:span text:style-name="T6">게임 디자인 : </text:span>김창엽</text:p>
          </table:table-cell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4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3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 table:number-columns-repeated="2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3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SUNCYAN studio</text:p>
          </table:table-cell>
          <table:table-cell table:style-name="ce180"/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  <table:table-cell table:style-name="ce180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3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  <table:table-cell table:style-name="ce180" office:value-type="string" calcext:value-type="string">
            <text:p>042. 864. 1254</text:p>
          </table:table-cell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/>
          <table:table-cell table:style-name="ce183" office:value-type="string" calcext:value-type="string">
            <text:p>충청북도 청주시 청원구 상당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4"/>
        </table:table-row>
        <table:table-row table:style-name="ro1" table:number-rows-repeated="7">
          <table:table-cell table:style-name="ce171"/>
          <table:table-cell table:style-name="ce182"/>
          <table:table-cell table:style-name="ce186"/>
          <table:table-cell table:style-name="ce190" table:number-columns-repeated="2"/>
          <table:table-cell table:style-name="ce182"/>
          <table:table-cell table:style-name="ce194"/>
          <table:table-cell table:style-name="ce182" table:number-columns-repeated="4"/>
        </table:table-row>
        <table:table-row table:style-name="ro1" table:number-rows-repeated="1048367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88" office:value-type="string" calcext:value-type="string">
            <text:p>Lighters</text:p>
          </table:table-cell>
          <table:table-cell table:style-name="ce8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8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88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8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273:list.C274" table:on-update-keep-styles="true" table:on-update-keep-size="false"/>
        <table:database-range table:name="publisher_name_list" table:target-range-address="publisher.A2:publisher.A1057" table:on-update-keep-styles="true" table:on-update-keep-size="false"/>
        <table:database-range table:name="__Anonymous_Sheet_DB__0" table:target-range-address="list.B2:list.I29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0:01:27.40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2T10:18:07.980000000</dc:date>
    <meta:editing-duration>P2DT7H46M3S</meta:editing-duration>
    <meta:editing-cycles>907</meta:editing-cycles>
    <meta:document-statistic meta:table-count="4" meta:cell-count="300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